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6a5f1" officeooo:paragraph-rsid="0016a5f1" style:font-size-asian="15.75pt" style:font-size-complex="18pt"/>
    </style:style>
    <style:style style:name="P2" style:family="paragraph" style:parent-style-name="Standard">
      <style:paragraph-properties fo:text-align="start" style:justify-single-word="false"/>
      <style:text-properties fo:font-size="18pt" officeooo:rsid="0016a5f1" officeooo:paragraph-rsid="0016a5f1" style:font-size-asian="15.75pt" style:font-size-complex="18pt"/>
    </style:style>
    <style:style style:name="P3" style:family="paragraph" style:parent-style-name="Standard">
      <style:paragraph-properties fo:text-align="start" style:justify-single-word="false"/>
      <style:text-properties fo:font-size="16pt" fo:font-weight="bold" officeooo:rsid="0016a5f1" officeooo:paragraph-rsid="0016a5f1"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normal" officeooo:rsid="00183610" officeooo:paragraph-rsid="00183610"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5pt" officeooo:rsid="0016a5f1" officeooo:paragraph-rsid="0016a5f1" style:font-size-asian="13.1000003814697pt" style:font-size-complex="15pt"/>
    </style:style>
    <style:style style:name="P6" style:family="paragraph" style:parent-style-name="Standard" style:list-style-name="L1">
      <style:paragraph-properties fo:text-align="start" style:justify-single-word="false"/>
      <style:text-properties fo:font-size="16pt" fo:font-weight="bold" officeooo:rsid="0016a5f1" officeooo:paragraph-rsid="0016a5f1"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normal" officeooo:rsid="001b6ec1" officeooo:paragraph-rsid="001b6ec1" style:font-size-asian="14pt" style:font-weight-asian="normal" style:font-size-complex="16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sumés des articles</text:p>
      <text:p text:style-name="P1"/>
      <text:p text:style-name="P5">Fonctionnement : on note ce que l’on a compris de chaque article fournit et des articles qu’on lira en plus pour expliquer les différentes approches possibles</text:p>
      <text:p text:style-name="P2"/>
      <text:list xml:id="list1406936960" text:style-name="L1">
        <text:list-item>
          <text:p text:style-name="P6">A Large-Scale Car Dataset for Fine-Grained Categorization and Verification</text:p>
        </text:list-item>
      </text:list>
      <text:p text:style-name="P4">CompCars est un projet pour collecter des données à grande échelle sur les véhicules, domaine délaissé pour les problématique de reconnaissances en vision par ordinateur. Il s’agit d’une base de donnée référençant un grand nombre de véhicule en fonction de différents critères aussi bien sur l’apparence extérieur qu’intérieur. Le niveau de détails affine la recherche aussi bien au niveau de la marque, du modèle et de l’année d’un véhicule que sur la forme des phares ou le type de volant. Cette base de donnée est enrichie d’image de référence par véhicule enregistré dans des situations de circulation (caméra de surveillance) aussi bien qu’à l’arrêt (photographie de véhicule immobile). Elle peut aisément servir de base d’apprentissage pour un réseau de neurone (téléchargeable gratuitement). Une base riche associée à un <text:s/>réseau de neurone bien structuré offre de meilleurs résultat en performance aussi bien pour la classification de véhicule, la prédiction des attributs et la vérification du modèle. Après les différents tests mené les résultats les plus probant sont par l’association du réseau de neurone GoogLeNet à une jointure bayésienne.</text:p>
      <text:p text:style-name="P4"><text:s/></text:p>
      <text:list xml:id="list160040027082984" text:continue-numbering="true" text:style-name="L1">
        <text:list-item>
          <text:p text:style-name="P6">YOLOv3 : An Incremental Improvement</text:p>
        </text:list-item>
      </text:list>
      <text:p text:style-name="P7">YOLOv3 est une version améliorée de YOLO9000. Il s’agit d’un classificateur avec un temps d’exécution beaucoup plus rapide que d’autres méthodes aux mêmes caractéristiques (les tests ont été mené sur un même type de machine possédant le même GPU). Cette version permet de prédire l’objectivité des boites englobantes à l’aide d’une méthode de régréssion basée sur un calcul de gradient. On constate une perte d’objectivité lorsque une boite englobante n’est pas associé à un objet attesté, cependant cela n’influe pas les résultat prédictif de coordonnées et de classes. La prédiction de classe se fait selon une classification <text:s/>sans passer par le maximum local (plusieurs étiquetage possible pour un même objet détecté). En effet ce genre de classification est utile pour des jeux de données chevauchant car il utilise un entraînement basée sur un processus d’entropie croisée binaire qui permet d’obtenir une meilleure modélisation des données. On peut également utilisé les boites pour de la <text:soft-page-break/>reconnaissance sur différentes échelle grace à un système semblable aux réseaux de neurones pyramidaux. Pour conclure YOLOv3 est un détecteur fiable, robuste et avec une efficacité d’exécution jusqu’à trois fois meilleure que pour les autres types de réseau de sa catégorie. </text:p>
      <text:p text:style-name="P3"/>
      <text:p text:style-name="P3"/>
      <text:list xml:id="list160040796229993" text:continue-numbering="true" text:style-name="L1">
        <text:list-item>
          <text:p text:style-name="P6">Large-scale vehicle re-identification in urban surveillance videos</text:p>
        </text:list-item>
      </text:list>
      <text:p text:style-name="P3"/>
      <text:p text:style-name="P3"/>
      <text:p text:style-name="P3"/>
      <text:list xml:id="list160040248352997" text:continue-numbering="true" text:style-name="L1">
        <text:list-item>
          <text:p text:style-name="P6">SSD : Single Shot MultiBox Detect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0:58:38.617509484</meta:creation-date>
    <dc:date>2019-11-09T16:00:39.824687679</dc:date>
    <meta:editing-duration>PT17M14S</meta:editing-duration>
    <meta:editing-cycles>3</meta:editing-cycles>
    <meta:generator>LibreOffice/6.0.7.3$Linux_X86_64 LibreOffice_project/00m0$Build-3</meta:generator>
    <meta:document-statistic meta:table-count="0" meta:image-count="0" meta:object-count="0" meta:page-count="2" meta:paragraph-count="9" meta:word-count="432" meta:character-count="2816" meta:non-whitespace-character-count="2392"/>
  </office:meta>
</office:document-meta>
</file>